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PT" officeooo:rsid="0002007e" officeooo:paragraph-rsid="000200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SPF – Configurar e testar</text:p>
      <text:p text:style-name="P1"/>
      <text:p text:style-name="P1">Open Shortest Path First (link state routing) – Suporta redes de grande dimensão (diviridir a topologia em áreas para poder escalar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4-02T18:49:03.595000000</dc:date>
    <meta:editing-duration>PT33M56S</meta:editing-duration>
    <meta:editing-cycles>1</meta:editing-cycles>
    <meta:document-statistic meta:table-count="0" meta:image-count="0" meta:object-count="0" meta:page-count="1" meta:paragraph-count="2" meta:word-count="24" meta:character-count="158" meta:non-whitespace-character-count="134"/>
  </office:meta>
</office:document-meta>
</file>